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CB9C3B97E450A439.png" manifest:media-type="image/png"/>
  <manifest:file-entry manifest:full-path="Pictures/1000020100000AE200000BB8C59BC548899FCDE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3.173cm" style:rel-column-width="7507*"/>
    </style:style>
    <style:style style:name="Tableau2.B" style:family="table-column">
      <style:table-column-properties style:column-width="9.209cm" style:rel-column-width="21787*"/>
    </style:style>
    <style:style style:name="Tableau2.C" style:family="table-column">
      <style:table-column-properties style:column-width="2.54cm" style:rel-column-width="6009*"/>
    </style:style>
    <style:style style:name="Tableau2.H" style:family="table-column">
      <style:table-column-properties style:column-width="2.619cm" style:rel-column-width="619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H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67bad9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8pt" fo:font-style="italic" officeooo:rsid="00307e29" officeooo:paragraph-rsid="0063a082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63a082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63a082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6a63fd" style:font-size-asian="8pt" style:font-style-asian="italic" style:font-size-complex="8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Open Sans" officeooo:rsid="006a9ed3" officeooo:paragraph-rsid="006a9ed3"/>
    </style:style>
    <style:style style:name="P7" style:family="paragraph" style:parent-style-name="Standard">
      <style:paragraph-properties fo:text-align="center" style:justify-single-word="false"/>
      <style:text-properties style:font-name="Open Sans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8" style:family="paragraph" style:parent-style-name="Standard">
      <style:text-properties officeooo:rsid="0013894c" officeooo:paragraph-rsid="0013894c"/>
    </style:style>
    <style:style style:name="P9" style:family="paragraph" style:parent-style-name="Standard">
      <style:paragraph-properties fo:text-align="center" style:justify-single-word="false"/>
      <style:text-properties officeooo:rsid="0013894c" officeooo:paragraph-rsid="006a9ed3"/>
    </style:style>
    <style:style style:name="P10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11" style:family="paragraph" style:parent-style-name="Table_20_Contents">
      <style:text-properties style:font-name="Open Sans" fo:font-size="8pt" officeooo:rsid="00226a36" officeooo:paragraph-rsid="00226a36" style:font-size-asian="8pt" style:font-size-complex="8pt"/>
    </style:style>
    <style:style style:name="P12" style:family="paragraph" style:parent-style-name="Table_20_Contents">
      <style:text-properties style:font-name="Open Sans" fo:font-size="8pt" officeooo:rsid="002475a3" officeooo:paragraph-rsid="002475a3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Open Sans" fo:font-size="8pt" officeooo:rsid="0048492a" officeooo:paragraph-rsid="0048492a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Open Sans" fo:font-size="8pt" officeooo:rsid="00613bf0" officeooo:paragraph-rsid="00613bf0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style:font-name="Open Sans" fo:font-size="8pt" officeooo:rsid="0062941e" officeooo:paragraph-rsid="0062941e" style:font-size-asian="8pt" style:font-size-complex="8pt"/>
    </style:style>
    <style:style style:name="P16" style:family="paragraph" style:parent-style-name="Table_20_Heading">
      <style:text-properties style:font-name="Open Sans" fo:font-size="8pt" officeooo:rsid="00534144" officeooo:paragraph-rsid="00534144" style:font-size-asian="8pt" style:font-size-complex="8pt"/>
    </style:style>
    <style:style style:name="P17" style:family="paragraph" style:parent-style-name="Table_20_Heading">
      <style:text-properties style:font-name="Open Sans" fo:font-size="8pt" officeooo:rsid="00534144" officeooo:paragraph-rsid="00613bf0" style:font-size-asian="8pt" style:font-size-complex="8pt"/>
    </style:style>
    <style:style style:name="P18" style:family="paragraph" style:parent-style-name="Table_20_Heading">
      <style:text-properties style:font-name="Open Sans" fo:font-size="8pt" officeooo:rsid="005fd60c" officeooo:paragraph-rsid="00534144" style:font-size-asian="8pt" style:font-size-complex="8pt"/>
    </style:style>
    <style:style style:name="P19" style:family="paragraph" style:parent-style-name="Table_20_Heading">
      <style:text-properties style:font-name="Open Sans" fo:font-size="8pt" officeooo:rsid="0062941e" officeooo:paragraph-rsid="0062941e" style:font-size-asian="8pt" style:font-size-complex="8pt"/>
    </style:style>
    <style:style style:name="T1" style:family="text">
      <style:text-properties officeooo:rsid="0067bad9"/>
    </style:style>
    <style:style style:name="T2" style:family="text">
      <style:text-properties officeooo:rsid="00a264a7"/>
    </style:style>
    <style:style style:name="T3" style:family="text">
      <style:text-properties officeooo:rsid="00c1b260"/>
    </style:style>
    <style:style style:name="T4" style:family="text">
      <style:text-properties officeooo:rsid="00a4603c"/>
    </style:style>
    <style:style style:name="T5" style:family="text">
      <style:text-properties officeooo:rsid="0032a1b3"/>
    </style:style>
    <style:style style:name="T6" style:family="text">
      <style:text-properties officeooo:rsid="00613bf0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[DOCUMENT_NAME]</text:p>
      <text:p text:style-name="P6"/>
      <text:p text:style-name="P9"><draw:frame draw:style-name="fr1" draw:name="Cadre1" text:anchor-type="paragraph" svg:x="0.004cm" svg:y="0.254cm" svg:width="27.633cm" draw:z-index="2"><draw:text-box fo:min-height="1.392cm"><text:p text:style-name="P10">Filtres</text:p><text:p text:style-name="P7">[DATA_FILTERS]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5"/>
        <table:table-column table:style-name="Tableau2.H"/>
        <table:table-header-rows>
          <table:table-row>
            <table:table-cell table:style-name="Tableau2.A1" office:value-type="string">
              <text:p text:style-name="P16">Compte</text:p>
            </table:table-cell>
            <table:table-cell table:style-name="Tableau2.A1" office:value-type="string">
              <text:p text:style-name="P18">Libellé</text:p>
            </table:table-cell>
            <table:table-cell table:style-name="Tableau2.A1" office:value-type="string">
              <text:p text:style-name="P16">Débit</text:p>
            </table:table-cell>
            <table:table-cell table:style-name="Tableau2.A1" office:value-type="string">
              <text:p text:style-name="P19">Crédit</text:p>
            </table:table-cell>
            <table:table-cell table:style-name="Tableau2.A1" office:value-type="string">
              <text:p text:style-name="P19">Débit N-1</text:p>
            </table:table-cell>
            <table:table-cell table:style-name="Tableau2.A1" office:value-type="string">
              <text:p text:style-name="P17">Crédit <text:span text:style-name="T6">N-1</text:span></text:p>
            </table:table-cell>
            <table:table-cell table:style-name="Tableau2.A1" office:value-type="string">
              <text:p text:style-name="P17">Balance</text:p>
            </table:table-cell>
            <table:table-cell table:style-name="Tableau2.H1" office:value-type="string">
              <text:p text:style-name="P17">Balanc<text:span text:style-name="T6">e N-1</text:span></text:p>
            </table:table-cell>
          </table:table-row>
        </table:table-header-rows>
        <table:table-row>
          <table:table-cell table:style-name="Tableau2.A2" office:value-type="string">
            <text:p text:style-name="P11">[A]</text:p>
          </table:table-cell>
          <table:table-cell table:style-name="Tableau2.A2" office:value-type="string">
            <text:p text:style-name="P12">[B]</text:p>
          </table:table-cell>
          <table:table-cell table:style-name="Tableau2.A2" office:value-type="string">
            <text:p text:style-name="P13">[DEBIT]</text:p>
          </table:table-cell>
          <table:table-cell table:style-name="Tableau2.A2" office:value-type="string">
            <text:p text:style-name="P15">[CREDIT]</text:p>
          </table:table-cell>
          <table:table-cell table:style-name="Tableau2.A2" office:value-type="string">
            <text:p text:style-name="P15">[DEBIT_N]</text:p>
          </table:table-cell>
          <table:table-cell table:style-name="Tableau2.A2" office:value-type="string">
            <text:p text:style-name="P14">[CREDIT_N]</text:p>
          </table:table-cell>
          <table:table-cell table:style-name="Tableau2.A2" office:value-type="string">
            <text:p text:style-name="P14">[BALANCE]</text:p>
          </table:table-cell>
          <table:table-cell table:style-name="Tableau2.H2" office:value-type="string">
            <text:p text:style-name="P14">[BALANCE_N]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27.7cm" table:align="margins"/>
    </style:style>
    <style:style style:name="Table1.A" style:family="table-column">
      <style:table-column-properties style:column-width="24.515cm" style:rel-column-width="57997*"/>
    </style:style>
    <style:style style:name="Table1.B" style:family="table-column">
      <style:table-column-properties style:column-width="3.186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67bad9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start" style:justify-single-word="false"/>
      <style:text-properties style:font-name="Open Sans" fo:font-size="8pt" fo:font-style="italic" officeooo:rsid="00307e29" officeooo:paragraph-rsid="0063a082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63a082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6a63fd" style:font-size-asian="8pt" style:font-style-asian="italic" style:font-size-complex="8pt" style:font-style-complex="italic"/>
    </style:style>
    <style:style style:name="MP5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63a082" style:font-size-asian="8pt" style:font-style-asian="italic" style:font-size-complex="8pt" style:font-style-complex="italic"/>
    </style:style>
    <style:style style:name="MT1" style:family="text">
      <style:text-properties officeooo:rsid="0067bad9"/>
    </style:style>
    <style:style style:name="MT2" style:family="text">
      <style:text-properties officeooo:rsid="00a264a7"/>
    </style:style>
    <style:style style:name="MT3" style:family="text">
      <style:text-properties officeooo:rsid="00c1b260"/>
    </style:style>
    <style:style style:name="MT4" style:family="text">
      <style:text-properties officeooo:rsid="00a4603c"/>
    </style:style>
    <style:style style:name="MT5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C59BC548899FCDE3.png" xlink:type="simple" xlink:show="embed" xlink:actuate="onLoad" loext:mime-type="image/png"/></draw:frame><text:tab/>Comptabilit<text:span text:style-name="MT1">é</text:span></text:p>
        <text:p text:style-name="MP1"><text:tab/><text:span text:style-name="MT2">Période [PERIOD]</text:span></text:p>
      </style:header>
      <style:footer>
        <text:p text:style-name="MP2"><text:tab/></text:p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3">[COMPANY_ADDRESS]</text:p>
              <text:p text:style-name="MP4">Fichier : <text:span text:style-name="MT3">[FILE_NAME] </text:span>- <text:span text:style-name="MT4">Imprimé le [PRINTED_AT]</text:span></text:p>
            </table:table-cell>
            <table:table-cell office:value-type="string">
              <text:p text:style-name="MP5"><draw:frame draw:style-name="Mfr1" draw:name="Image2" text:anchor-type="paragraph" svg:x="2.436cm" svg:y="-18.073cm" svg:width="0.753cm" svg:height="0.753cm" draw:z-index="1"><draw:image xlink:href="Pictures/10000201000001E0000001E0CB9C3B97E450A439.png" xlink:type="simple" xlink:show="embed" xlink:actuate="onLoad" loext:mime-type="image/png"/></draw:frame></text:p>
              <text:p text:style-name="MP5"><text:span text:style-name="MT5">Page </text:span><text:span text:style-name="MT5"><text:page-number text:select-page="current">1</text:page-number></text:span><text:span text:style-name="MT5"><text:s/>/ </text:span><text:span text:style-name="MT5"><text:page-count>1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8-25T09:53:14.690076752</meta:creation-date>
    <dc:date>2021-01-13T15:45:45.587512327</dc:date>
    <meta:editing-duration>PT2H26M12S</meta:editing-duration>
    <meta:editing-cycles>62</meta:editing-cycles>
    <meta:generator>LibreOffice/6.4.6.2$Linux_X86_64 LibreOffice_project/40$Build-2</meta:generator>
    <meta:document-statistic meta:table-count="2" meta:image-count="2" meta:object-count="0" meta:page-count="1" meta:paragraph-count="25" meta:word-count="37" meta:character-count="262" meta:non-whitespace-character-count="246"/>
  </office:meta>
</office:document-meta>
</file>